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font-name="Arial" fo:font-size="10.5pt" fo:font-style="italic" style:text-underline-style="solid" style:text-underline-width="auto" style:text-underline-color="font-color" fo:font-weight="normal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03455f59-4bea-564e-02ad-e214623652cb"/></text:p>
      <text:p text:style-name="P2"><text:span text:style-name="T1">• </text:span><text:span text:style-name="T4">In(solarSystem)</text:span><text:span text:style-name="T2"> – </text:span><text:span text:style-name="T3">pilotul se afla in sistemul solarSystem;</text:span></text:p>
      <text:p text:style-name="Text_20_body"/>
      <text:p text:style-name="P2"><text:span text:style-name="T1">• </text:span><text:span text:style-name="T4">Carries(storage, packageId)</text:span><text:span text:style-name="T2"> – </text:span><text:span text:style-name="T3">pilotul are in nava, in spatiul de depozitare storage,</text:span></text:p>
      <text:p text:style-name="P3">pachetul packageId;</text:p>
      <text:p text:style-name="Text_20_body"/>
      <text:p text:style-name="P2"><text:span text:style-name="T1">• </text:span><text:span text:style-name="T4">Fuel(fuelUnits)</text:span><text:span text:style-name="T2"> – </text:span><text:span text:style-name="T3">nava pilotului mai are fuelUnits unitati de combustibil (fuelUnits</text:span></text:p>
      <text:p text:style-name="P3">este un numar natural);</text:p>
      <text:p text:style-name="Text_20_body"/>
      <text:p text:style-name="P2"><text:span text:style-name="T1">• </text:span><text:span text:style-name="T4">Money(amount)</text:span><text:span text:style-name="T2"> – </text:span><text:span text:style-name="T3">pilotul are amount unitati monetare (amount este un numar natural);</text:span></text:p>
      <text:p text:style-name="Text_20_body"/>
      <text:p text:style-name="P2"><text:span text:style-name="T1">• </text:span><text:span text:style-name="T4">WormHole(solarSystem1,solarSystem2)</text:span><text:span text:style-name="T2"> – </text:span><text:span text:style-name="T3">exista o punte Einstein-Rosen intre sistemul</text:span></text:p>
      <text:p text:style-name="P3">solarSystem1 si sistemul solarSystem2 pe care pilotul o poate traversa intr-o unitate</text:p>
      <text:p text:style-name="P3">de timp si consumand o unitate de combustibil;</text:p>
      <text:p text:style-name="Text_20_body"/>
      <text:p text:style-name="P2"><text:span text:style-name="T1">• </text:span><text:span text:style-name="T4">GasStation(solarSystem)</text:span><text:span text:style-name="T2"> – </text:span><text:span text:style-name="T3">in sistemul solar solarSystem pilotul poate cumpara combustibil;</text:span></text:p>
      <text:p text:style-name="Text_20_body"/>
      <text:p text:style-name="P2"><text:span text:style-name="T1">• </text:span><text:span text:style-name="T4">From(packageId,solarSystem) </text:span><text:span text:style-name="T2">– </text:span><text:span text:style-name="T3">pachetul packageId trebuie luat din sistemul solar</text:span></text:p>
      <text:p text:style-name="P3">solarSystem;</text:p>
      <text:p text:style-name="Text_20_body"/>
      <text:p text:style-name="P2"><text:span text:style-name="T1">• </text:span><text:span text:style-name="T4">To(packageId,solarSystem)</text:span><text:span text:style-name="T2"> – </text:span><text:span text:style-name="T3">sistemul in care trebuie livrat pachetul packageId este</text:span></text:p>
      <text:p text:style-name="P3">solarSystem;</text:p>
      <text:p text:style-name="Text_20_body"/>
      <text:p text:style-name="P2"><text:span text:style-name="T1">• </text:span><text:span text:style-name="T4">Reward(packageId,amount)</text:span><text:span text:style-name="T2"> – </text:span><text:span text:style-name="T3">pentru livrarea pachetului packageId pilotul va primi</text:span></text:p>
      <text:p text:style-name="P3">amount unitati monetare (amount este un numar natural);</text:p>
      <text:p text:style-name="Text_20_body"/>
      <text:p text:style-name="P2"><text:span text:style-name="T1">• </text:span><text:span text:style-name="T4">Empty(storage)</text:span><text:span text:style-name="T2"> – </text:span><text:span text:style-name="T3">spatiul de stocare storage este gol;</text:span></text:p>
      <text:p text:style-name="Text_20_body"/>
      <text:p text:style-name="P4">Pentru operatiile aritmetice, folositi urmatoarele predicate in descrierea operatorilor:</text:p>
      <text:p text:style-name="Text_20_body"/>
      <text:p text:style-name="P2"><text:span text:style-name="T1">• </text:span><text:span text:style-name="T4">Plus(t1,t2,s) </text:span><text:span text:style-name="T2">– </text:span><text:span text:style-name="T3">adevarat pentru orice t1, t2, s apartin numerelor naturale N daca t1 + t2 = s;</text:span></text:p>
      <text:p text:style-name="Text_20_body"/>
      <text:p text:style-name="P2"><text:span text:style-name="T1">• </text:span><text:span text:style-name="T4">NonNegative(x)</text:span><text:span text:style-name="T2"> – </text:span><text:span text:style-name="T3">adevarat pentru orice x ≥ 0.</text:span></text:p>
      <text:p text:style-name="P1"><text:line-break/><text:line-break/><text:line-break/><text:line-break/><text:soft-page-break/><text:line-break/><text:line-break/><text:line-break/><text:line-break/><text:line-break/><text:line-break/><text:line-break/></text:p>
      <text:p text:style-name="P4">Folosind predicatele de mai sus trebuie sa descrieti urmatorii operatori:</text:p>
      <text:p text:style-name="Text_20_body"/>
      <text:p text:style-name="P2"><text:span text:style-name="T1">• </text:span><text:span text:style-name="T4">Jump(solarSystem1, solarSystem2)</text:span><text:span text:style-name="T2"> – </text:span><text:span text:style-name="T3">reprezinta actiunea prin care pilotul se deplaseaza</text:span></text:p>
      <text:p text:style-name="P3">din sistemul solar solarSystem1 in sistemul solar solarSystem2 printr-o punte Einstein-Rosen;</text:p>
      <text:p text:style-name="P3">LP: In(solarSystem1)^WormHole(solarSystem1,solarSystem2)^Fuel(x)^Plus(s, 1,x)^NonNegative(s)</text:p>
      <text:p text:style-name="P3">LA: In(solarSystem2)^(~In(solarSystem1))^Fuel(y)^Plus(y, 1, x)^(~Fuel(x))</text:p>
      <text:p text:style-name="Text_20_body"/>
      <text:p text:style-name="P2"><text:span text:style-name="T1">• </text:span><text:span text:style-name="T4">Pickup(packageId,storage)</text:span><text:span text:style-name="T2"> – </text:span><text:span text:style-name="T3">reprezinta actiunea prin care pilotul ia un pachet din</text:span></text:p>
      <text:p text:style-name="P3">sistemul solar in care se afla; actiunea va reusi doar daca pilotul se afla in sistemul solar</text:p>
      <text:p text:style-name="P3">in care se afla si pachetul packageId si spatiul de depozitare storage este gol;</text:p>
      <text:p text:style-name="P3">LP: Empty(storage)^From(packageId,solarSystem)^In(solarSystem)</text:p>
      <text:p text:style-name="P3">LA: (~Empty(storage))^Carries(storage, packageId)^In(solarSystem)</text:p>
      <text:p text:style-name="Text_20_body"/>
      <text:p text:style-name="P2"><text:span text:style-name="T1">• </text:span><text:span text:style-name="T4">Deliver(packageId)</text:span><text:span text:style-name="T2"> – </text:span><text:span text:style-name="T3">reprezinta actiunea prin care pilotul livreaza pachetul la destinatie</text:span></text:p>
      <text:p text:style-name="P3">si primeste recompensa; actiunea va reusi doar daca pilotul se afla in sistemul solar de</text:p>
      <text:p text:style-name="P3">destinatie al pachetului packageId;</text:p>
      <text:p text:style-name="P3">LP: Carries(storage, packageId)^To(packageId,solarSystem)^In(solarSystem)^Reward(packageId,amount)^Money(money)</text:p>
      <text:p text:style-name="P3">LA: (~Carries(storage, packageId))^Empty(storage)^To(packageId,solarSystem)^In(solarSystem)^Plus(money, amount, new_amount)^Money(new_amount)^(~Money(money)) </text:p>
      <text:p text:style-name="Text_20_body"/>
      <text:p text:style-name="P2"><text:span text:style-name="T1">• </text:span><text:span text:style-name="T4">BuyGas(amount)</text:span><text:span text:style-name="T2"> – </text:span><text:span text:style-name="T3">reprezinta actiunea prin care pilotul cumpara amount unitati de combustibil</text:span></text:p>
      <text:p text:style-name="P3">in schimbul a amount unitati monetare; actiunea reus,es,te doar daca pilotul are</text:p>
      <text:p text:style-name="P3">cel putin amount unitati monetare disponibile.</text:p>
      <text:p text:style-name="P3">LP: GasStation(solarSystem)^In(solarSystem)^Money(money)^Plus(money, -1, s)^NonNegative(s)^Fuel(x)</text:p>
      <text:p text:style-name="P3">LA: Plus(y, amount, money)^Money(y)^^(~Money(money))^(~NonNegative(y))^Fuel(z)^Plus(amount, x, z)</text:p>
      <text:p text:style-name="Text_20_body"><text:span text:style-name="T5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ed </meta:initial-creator>
    <meta:creation-date>2016-01-16T21:30:22.076128374</meta:creation-date>
    <dc:date>2016-01-16T21:30:38.639610170</dc:date>
    <dc:creator>shred </dc:creator>
    <meta:editing-duration>P0D</meta:editing-duration>
    <meta:editing-cycles>1</meta:editing-cycles>
    <meta:document-statistic meta:table-count="0" meta:image-count="0" meta:object-count="0" meta:page-count="2" meta:paragraph-count="42" meta:word-count="331" meta:character-count="2995" meta:non-whitespace-character-count="2674"/>
    <meta:generator>LibreOffice/4.2.7.2$Linux_X86_64 LibreOffice_project/420m0$Build-2</meta:generator>
  </office:meta>
</office:document-meta>
</file>